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0.99mm"/>
    </style:style>
    <style:style style:name="co2" style:family="table-column">
      <style:table-column-properties fo:break-before="auto" style:column-width="33.2mm"/>
    </style:style>
    <style:style style:name="co3" style:family="table-column">
      <style:table-column-properties fo:break-before="auto" style:column-width="81.77mm"/>
    </style:style>
    <style:style style:name="co4" style:family="table-column">
      <style:table-column-properties fo:break-before="auto" style:column-width="50.3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6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593066" calcext:value-type="float">
            <text:p>593066</text:p>
          </table:table-cell>
          <table:table-cell office:value-type="string" calcext:value-type="string">
            <text:p>::NUMERIC, 'id_osc'::TEXT, now()::TIMESTAMP, </text:p>
          </table:table-cell>
          <table:table-cell table:style-name="Default" office:value-type="string" calcext:value-type="string">
            <text:p>'[{"cd_certificado":4, "dt_inicio_certificado":"24/07/2001","dt_fim_certificado":"18/3/20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1];[.B1];[.C1];[.D1];[.E1])" office:value-type="string" office:string-value="SELECT * FROM portal.atualizar_certificado_osc('MJSP'::TEXT, 593066::NUMERIC, 'id_osc'::TEXT, now()::TIMESTAMP, '[{&quot;cd_certificado&quot;:4, &quot;dt_inicio_certificado&quot;:&quot;24/07/2001&quot;,&quot;dt_fim_certificado&quot;:&quot;18/3/2021&quot;,&quot;cd_municipio&quot;:null,&quot;cd_uf&quot;:null}]'::JSONB, TRUE::BOOLEAN, TRUE::BOOLEAN, TRUE::BOOLEAN, NULL::INTEGER, 3::INTEGER);" calcext:value-type="string">
            <text:p>SELECT * FROM portal.atualizar_certificado_osc('MJSP'::TEXT, 593066::NUMERIC, 'id_osc'::TEXT, now()::TIMESTAMP, '[{"cd_certificado":4, "dt_inicio_certificado":"24/07/2001","dt_fim_certificado":"18/3/2021","cd_municipio":null,"cd_uf":null}]'::JSONB, TRUE::BOOLEAN, TRUE::BOOLEAN, TRUE::BOOLEAN, NULL::INTEGER, 3::INTEGER);</text:p>
          </table:table-cell>
          <table:table-cell table:style-name="ce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510180" calcext:value-type="float">
            <text:p>510180</text:p>
          </table:table-cell>
          <table:table-cell office:value-type="string" calcext:value-type="string">
            <text:p>::NUMERIC, 'id_osc'::TEXT, now()::TIMESTAMP, </text:p>
          </table:table-cell>
          <table:table-cell table:style-name="Default" office:value-type="string" calcext:value-type="string">
            <text:p>'[{"cd_certificado":4, "dt_inicio_certificado":"10/01/2006","dt_fim_certificado":"04/02/20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2];[.B2];[.C2];[.D2];[.E2])" office:value-type="string" office:string-value="SELECT * FROM portal.atualizar_certificado_osc('MJSP'::TEXT, 510180::NUMERIC, 'id_osc'::TEXT, now()::TIMESTAMP, '[{&quot;cd_certificado&quot;:4, &quot;dt_inicio_certificado&quot;:&quot;10/01/2006&quot;,&quot;dt_fim_certificado&quot;:&quot;04/02/2021&quot;,&quot;cd_municipio&quot;:null,&quot;cd_uf&quot;:null}]'::JSONB, TRUE::BOOLEAN, TRUE::BOOLEAN, TRUE::BOOLEAN, NULL::INTEGER, 3::INTEGER);" calcext:value-type="string">
            <text:p>SELECT * FROM portal.atualizar_certificado_osc('MJSP'::TEXT, 510180::NUMERIC, 'id_osc'::TEXT, now()::TIMESTAMP, '[{"cd_certificado":4, "dt_inicio_certificado":"10/01/2006","dt_fim_certificado":"04/02/2021","cd_municipio":null,"cd_uf":null}]'::JSONB, TRUE::BOOLEAN, TRUE::BOOLEAN, TRUE::BOOLEAN, NULL::INTEGER, 3::INTEGER);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789366" calcext:value-type="float">
            <text:p>789366</text:p>
          </table:table-cell>
          <table:table-cell office:value-type="string" calcext:value-type="string">
            <text:p>::NUMERIC, 'id_osc'::TEXT, now()::TIMESTAMP, </text:p>
          </table:table-cell>
          <table:table-cell table:style-name="Default" office:value-type="string" calcext:value-type="string">
            <text:p>'[{"cd_certificado":4, "dt_inicio_certificado":"02/05/2005","dt_fim_certificado":"17/3/20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3];[.B3];[.C3];[.D3];[.E3])" office:value-type="string" office:string-value="SELECT * FROM portal.atualizar_certificado_osc('MJSP'::TEXT, 789366::NUMERIC, 'id_osc'::TEXT, now()::TIMESTAMP, '[{&quot;cd_certificado&quot;:4, &quot;dt_inicio_certificado&quot;:&quot;02/05/2005&quot;,&quot;dt_fim_certificado&quot;:&quot;17/3/2021&quot;,&quot;cd_municipio&quot;:null,&quot;cd_uf&quot;:null}]'::JSONB, TRUE::BOOLEAN, TRUE::BOOLEAN, TRUE::BOOLEAN, NULL::INTEGER, 3::INTEGER);" calcext:value-type="string">
            <text:p>SELECT * FROM portal.atualizar_certificado_osc('MJSP'::TEXT, 789366::NUMERIC, 'id_osc'::TEXT, now()::TIMESTAMP, '[{"cd_certificado":4, "dt_inicio_certificado":"02/05/2005","dt_fim_certificado":"17/3/2021","cd_municipio":null,"cd_uf":null}]'::JSONB, TRUE::BOOLEAN, TRUE::BOOLEAN, TRUE::BOOLEAN, NULL::INTEGER, 3::INTEGER);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606456" calcext:value-type="float">
            <text:p>606456</text:p>
          </table:table-cell>
          <table:table-cell office:value-type="string" calcext:value-type="string">
            <text:p>::NUMERIC, 'id_osc'::TEXT, now()::TIMESTAMP, </text:p>
          </table:table-cell>
          <table:table-cell table:style-name="Default" office:value-type="string" calcext:value-type="string">
            <text:p>'[{"cd_certificado":4, "dt_inicio_certificado":"28/03/2005","dt_fim_certificado":"03/03/20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4];[.B4];[.C4];[.D4];[.E4])" office:value-type="string" office:string-value="SELECT * FROM portal.atualizar_certificado_osc('MJSP'::TEXT, 606456::NUMERIC, 'id_osc'::TEXT, now()::TIMESTAMP, '[{&quot;cd_certificado&quot;:4, &quot;dt_inicio_certificado&quot;:&quot;28/03/2005&quot;,&quot;dt_fim_certificado&quot;:&quot;03/03/2021&quot;,&quot;cd_municipio&quot;:null,&quot;cd_uf&quot;:null}]'::JSONB, TRUE::BOOLEAN, TRUE::BOOLEAN, TRUE::BOOLEAN, NULL::INTEGER, 3::INTEGER);" calcext:value-type="string">
            <text:p>SELECT * FROM portal.atualizar_certificado_osc('MJSP'::TEXT, 606456::NUMERIC, 'id_osc'::TEXT, now()::TIMESTAMP, '[{"cd_certificado":4, "dt_inicio_certificado":"28/03/2005","dt_fim_certificado":"03/03/2021","cd_municipio":null,"cd_uf":null}]'::JSONB, TRUE::BOOLEAN, TRUE::BOOLEAN, TRUE::BOOLEAN, NULL::INTEGER, 3::INTEGER);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640268" calcext:value-type="float">
            <text:p>640268</text:p>
          </table:table-cell>
          <table:table-cell office:value-type="string" calcext:value-type="string">
            <text:p>::NUMERIC, 'id_osc'::TEXT, now()::TIMESTAMP, </text:p>
          </table:table-cell>
          <table:table-cell table:style-name="Default" office:value-type="string" calcext:value-type="string">
            <text:p>'[{"cd_certificado":4, "dt_inicio_certificado":"08/06/2006","dt_fim_certificado":"10/2/20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5];[.B5];[.C5];[.D5];[.E5])" office:value-type="string" office:string-value="SELECT * FROM portal.atualizar_certificado_osc('MJSP'::TEXT, 640268::NUMERIC, 'id_osc'::TEXT, now()::TIMESTAMP, '[{&quot;cd_certificado&quot;:4, &quot;dt_inicio_certificado&quot;:&quot;08/06/2006&quot;,&quot;dt_fim_certificado&quot;:&quot;10/2/2021&quot;,&quot;cd_municipio&quot;:null,&quot;cd_uf&quot;:null}]'::JSONB, TRUE::BOOLEAN, TRUE::BOOLEAN, TRUE::BOOLEAN, NULL::INTEGER, 3::INTEGER);" calcext:value-type="string">
            <text:p>SELECT * FROM portal.atualizar_certificado_osc('MJSP'::TEXT, 640268::NUMERIC, 'id_osc'::TEXT, now()::TIMESTAMP, '[{"cd_certificado":4, "dt_inicio_certificado":"08/06/2006","dt_fim_certificado":"10/2/2021","cd_municipio":null,"cd_uf":null}]'::JSONB, TRUE::BOOLEAN, TRUE::BOOLEAN, TRUE::BOOLEAN, NULL::INTEGER, 3::INTEGER);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642087" calcext:value-type="float">
            <text:p>642087</text:p>
          </table:table-cell>
          <table:table-cell office:value-type="string" calcext:value-type="string">
            <text:p>::NUMERIC, 'id_osc'::TEXT, now()::TIMESTAMP, </text:p>
          </table:table-cell>
          <table:table-cell table:style-name="Default" office:value-type="string" calcext:value-type="string">
            <text:p>'[{"cd_certificado":4, "dt_inicio_certificado":"02/10/2008","dt_fim_certificado":"23/3/20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6];[.B6];[.C6];[.D6];[.E6])" office:value-type="string" office:string-value="SELECT * FROM portal.atualizar_certificado_osc('MJSP'::TEXT, 642087::NUMERIC, 'id_osc'::TEXT, now()::TIMESTAMP, '[{&quot;cd_certificado&quot;:4, &quot;dt_inicio_certificado&quot;:&quot;02/10/2008&quot;,&quot;dt_fim_certificado&quot;:&quot;23/3/2021&quot;,&quot;cd_municipio&quot;:null,&quot;cd_uf&quot;:null}]'::JSONB, TRUE::BOOLEAN, TRUE::BOOLEAN, TRUE::BOOLEAN, NULL::INTEGER, 3::INTEGER);" calcext:value-type="string">
            <text:p>SELECT * FROM portal.atualizar_certificado_osc('MJSP'::TEXT, 642087::NUMERIC, 'id_osc'::TEXT, now()::TIMESTAMP, '[{"cd_certificado":4, "dt_inicio_certificado":"02/10/2008","dt_fim_certificado":"23/3/2021","cd_municipio":null,"cd_uf":null}]'::JSONB, TRUE::BOOLEAN, TRUE::BOOLEAN, TRUE::BOOLEAN, NULL::INTEGER, 3::INTEGER);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479404" calcext:value-type="float">
            <text:p>479404</text:p>
          </table:table-cell>
          <table:table-cell office:value-type="string" calcext:value-type="string">
            <text:p>::NUMERIC, 'id_osc'::TEXT, now()::TIMESTAMP, </text:p>
          </table:table-cell>
          <table:table-cell table:style-name="Default" office:value-type="string" calcext:value-type="string">
            <text:p>'[{"cd_certificado":4, "dt_inicio_certificado":"14/01/2008","dt_fim_certificado":"11/3/20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7];[.B7];[.C7];[.D7];[.E7])" office:value-type="string" office:string-value="SELECT * FROM portal.atualizar_certificado_osc('MJSP'::TEXT, 479404::NUMERIC, 'id_osc'::TEXT, now()::TIMESTAMP, '[{&quot;cd_certificado&quot;:4, &quot;dt_inicio_certificado&quot;:&quot;14/01/2008&quot;,&quot;dt_fim_certificado&quot;:&quot;11/3/2021&quot;,&quot;cd_municipio&quot;:null,&quot;cd_uf&quot;:null}]'::JSONB, TRUE::BOOLEAN, TRUE::BOOLEAN, TRUE::BOOLEAN, NULL::INTEGER, 3::INTEGER);" calcext:value-type="string">
            <text:p>SELECT * FROM portal.atualizar_certificado_osc('MJSP'::TEXT, 479404::NUMERIC, 'id_osc'::TEXT, now()::TIMESTAMP, '[{"cd_certificado":4, "dt_inicio_certificado":"14/01/2008","dt_fim_certificado":"11/3/2021","cd_municipio":null,"cd_uf":null}]'::JSONB, TRUE::BOOLEAN, TRUE::BOOLEAN, TRUE::BOOLEAN, NULL::INTEGER, 3::INTEGER);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731357" calcext:value-type="float">
            <text:p>731357</text:p>
          </table:table-cell>
          <table:table-cell office:value-type="string" calcext:value-type="string">
            <text:p>::NUMERIC, 'id_osc'::TEXT, now()::TIMESTAMP, </text:p>
          </table:table-cell>
          <table:table-cell table:style-name="Default" office:value-type="string" calcext:value-type="string">
            <text:p>'[{"cd_certificado":4, "dt_inicio_certificado":"13/01/2010","dt_fim_certificado":"24/2/20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8];[.B8];[.C8];[.D8];[.E8])" office:value-type="string" office:string-value="SELECT * FROM portal.atualizar_certificado_osc('MJSP'::TEXT, 731357::NUMERIC, 'id_osc'::TEXT, now()::TIMESTAMP, '[{&quot;cd_certificado&quot;:4, &quot;dt_inicio_certificado&quot;:&quot;13/01/2010&quot;,&quot;dt_fim_certificado&quot;:&quot;24/2/2021&quot;,&quot;cd_municipio&quot;:null,&quot;cd_uf&quot;:null}]'::JSONB, TRUE::BOOLEAN, TRUE::BOOLEAN, TRUE::BOOLEAN, NULL::INTEGER, 3::INTEGER);" calcext:value-type="string">
            <text:p>SELECT * FROM portal.atualizar_certificado_osc('MJSP'::TEXT, 731357::NUMERIC, 'id_osc'::TEXT, now()::TIMESTAMP, '[{"cd_certificado":4, "dt_inicio_certificado":"13/01/2010","dt_fim_certificado":"24/2/2021","cd_municipio":null,"cd_uf":null}]'::JSONB, TRUE::BOOLEAN, TRUE::BOOLEAN, TRUE::BOOLEAN, NULL::INTEGER, 3::INTEGER);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762436" calcext:value-type="float">
            <text:p>762436</text:p>
          </table:table-cell>
          <table:table-cell office:value-type="string" calcext:value-type="string">
            <text:p>::NUMERIC, 'id_osc'::TEXT, now()::TIMESTAMP, </text:p>
          </table:table-cell>
          <table:table-cell table:style-name="Default" office:value-type="string" calcext:value-type="string">
            <text:p>'[{"cd_certificado":4, "dt_inicio_certificado":"24/08/2015","dt_fim_certificado":"17/03/20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9];[.B9];[.C9];[.D9];[.E9])" office:value-type="string" office:string-value="SELECT * FROM portal.atualizar_certificado_osc('MJSP'::TEXT, 762436::NUMERIC, 'id_osc'::TEXT, now()::TIMESTAMP, '[{&quot;cd_certificado&quot;:4, &quot;dt_inicio_certificado&quot;:&quot;24/08/2015&quot;,&quot;dt_fim_certificado&quot;:&quot;17/03/2021&quot;,&quot;cd_municipio&quot;:null,&quot;cd_uf&quot;:null}]'::JSONB, TRUE::BOOLEAN, TRUE::BOOLEAN, TRUE::BOOLEAN, NULL::INTEGER, 3::INTEGER);" calcext:value-type="string">
            <text:p>SELECT * FROM portal.atualizar_certificado_osc('MJSP'::TEXT, 762436::NUMERIC, 'id_osc'::TEXT, now()::TIMESTAMP, '[{"cd_certificado":4, "dt_inicio_certificado":"24/08/2015","dt_fim_certificado":"17/03/2021","cd_municipio":null,"cd_uf":null}]'::JSONB, TRUE::BOOLEAN, TRUE::BOOLEAN, TRUE::BOOLEAN, NULL::INTEGER, 3::INTEGER);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603741" calcext:value-type="float">
            <text:p>603741</text:p>
          </table:table-cell>
          <table:table-cell office:value-type="string" calcext:value-type="string">
            <text:p>::NUMERIC, 'id_osc'::TEXT, now()::TIMESTAMP, </text:p>
          </table:table-cell>
          <table:table-cell table:style-name="Default" office:value-type="string" calcext:value-type="string">
            <text:p>'[{"cd_certificado":4, "dt_inicio_certificado":"29/11/2013","dt_fim_certificado":"10/03/20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10];[.B10];[.C10];[.D10];[.E10])" office:value-type="string" office:string-value="SELECT * FROM portal.atualizar_certificado_osc('MJSP'::TEXT, 603741::NUMERIC, 'id_osc'::TEXT, now()::TIMESTAMP, '[{&quot;cd_certificado&quot;:4, &quot;dt_inicio_certificado&quot;:&quot;29/11/2013&quot;,&quot;dt_fim_certificado&quot;:&quot;10/03/2021&quot;,&quot;cd_municipio&quot;:null,&quot;cd_uf&quot;:null}]'::JSONB, TRUE::BOOLEAN, TRUE::BOOLEAN, TRUE::BOOLEAN, NULL::INTEGER, 3::INTEGER);" calcext:value-type="string">
            <text:p>SELECT * FROM portal.atualizar_certificado_osc('MJSP'::TEXT, 603741::NUMERIC, 'id_osc'::TEXT, now()::TIMESTAMP, '[{"cd_certificado":4, "dt_inicio_certificado":"29/11/2013","dt_fim_certificado":"10/03/2021","cd_municipio":null,"cd_uf":null}]'::JSONB, TRUE::BOOLEAN, TRUE::BOOLEAN, TRUE::BOOLEAN, NULL::INTEGER, 3::INTEGER);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787586" calcext:value-type="float">
            <text:p>787586</text:p>
          </table:table-cell>
          <table:table-cell office:value-type="string" calcext:value-type="string">
            <text:p>::NUMERIC, 'id_osc'::TEXT, now()::TIMESTAMP, </text:p>
          </table:table-cell>
          <table:table-cell table:style-name="Default" office:value-type="string" calcext:value-type="string">
            <text:p>'[{"cd_certificado":4, "dt_inicio_certificado":"03/11/2014","dt_fim_certificado":"04/02/20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11];[.B11];[.C11];[.D11];[.E11])" office:value-type="string" office:string-value="SELECT * FROM portal.atualizar_certificado_osc('MJSP'::TEXT, 787586::NUMERIC, 'id_osc'::TEXT, now()::TIMESTAMP, '[{&quot;cd_certificado&quot;:4, &quot;dt_inicio_certificado&quot;:&quot;03/11/2014&quot;,&quot;dt_fim_certificado&quot;:&quot;04/02/2021&quot;,&quot;cd_municipio&quot;:null,&quot;cd_uf&quot;:null}]'::JSONB, TRUE::BOOLEAN, TRUE::BOOLEAN, TRUE::BOOLEAN, NULL::INTEGER, 3::INTEGER);" calcext:value-type="string">
            <text:p>SELECT * FROM portal.atualizar_certificado_osc('MJSP'::TEXT, 787586::NUMERIC, 'id_osc'::TEXT, now()::TIMESTAMP, '[{"cd_certificado":4, "dt_inicio_certificado":"03/11/2014","dt_fim_certificado":"04/02/2021","cd_municipio":null,"cd_uf":null}]'::JSONB, TRUE::BOOLEAN, TRUE::BOOLEAN, TRUE::BOOLEAN, NULL::INTEGER, 3::INTEGER);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786918" calcext:value-type="float">
            <text:p>786918</text:p>
          </table:table-cell>
          <table:table-cell office:value-type="string" calcext:value-type="string">
            <text:p>::NUMERIC, 'id_osc'::TEXT, now()::TIMESTAMP, </text:p>
          </table:table-cell>
          <table:table-cell table:style-name="Default" office:value-type="string" calcext:value-type="string">
            <text:p>'[{"cd_certificado":4, "dt_inicio_certificado":"29/12/2015","dt_fim_certificado":"10/2/20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12];[.B12];[.C12];[.D12];[.E12])" office:value-type="string" office:string-value="SELECT * FROM portal.atualizar_certificado_osc('MJSP'::TEXT, 786918::NUMERIC, 'id_osc'::TEXT, now()::TIMESTAMP, '[{&quot;cd_certificado&quot;:4, &quot;dt_inicio_certificado&quot;:&quot;29/12/2015&quot;,&quot;dt_fim_certificado&quot;:&quot;10/2/2021&quot;,&quot;cd_municipio&quot;:null,&quot;cd_uf&quot;:null}]'::JSONB, TRUE::BOOLEAN, TRUE::BOOLEAN, TRUE::BOOLEAN, NULL::INTEGER, 3::INTEGER);" calcext:value-type="string">
            <text:p>SELECT * FROM portal.atualizar_certificado_osc('MJSP'::TEXT, 786918::NUMERIC, 'id_osc'::TEXT, now()::TIMESTAMP, '[{"cd_certificado":4, "dt_inicio_certificado":"29/12/2015","dt_fim_certificado":"10/2/2021","cd_municipio":null,"cd_uf":null}]'::JSONB, TRUE::BOOLEAN, TRUE::BOOLEAN, TRUE::BOOLEAN, NULL::INTEGER, 3::INTEGER);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403162" calcext:value-type="float">
            <text:p>403162</text:p>
          </table:table-cell>
          <table:table-cell office:value-type="string" calcext:value-type="string">
            <text:p>::NUMERIC, 'id_osc'::TEXT, now()::TIMESTAMP, </text:p>
          </table:table-cell>
          <table:table-cell office:value-type="string" calcext:value-type="string">
            <text:p>'[{"cd_certificado":4, "dt_inicio_certificado":"20/02/2009","dt_fim_certificado":"08/01/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15];[.B15];[.C15];[.D15];[.E15])" office:value-type="string" office:string-value="SELECT * FROM portal.atualizar_certificado_osc('MJSP'::TEXT, 403162::NUMERIC, 'id_osc'::TEXT, now()::TIMESTAMP, '[{&quot;cd_certificado&quot;:4, &quot;dt_inicio_certificado&quot;:&quot;20/02/2009&quot;,&quot;dt_fim_certificado&quot;:&quot;08/01/21&quot;,&quot;cd_municipio&quot;:null,&quot;cd_uf&quot;:null}]'::JSONB, TRUE::BOOLEAN, TRUE::BOOLEAN, TRUE::BOOLEAN, NULL::INTEGER, 3::INTEGER);" calcext:value-type="string">
            <text:p>SELECT * FROM portal.atualizar_certificado_osc('MJSP'::TEXT, 403162::NUMERIC, 'id_osc'::TEXT, now()::TIMESTAMP, '[{"cd_certificado":4, "dt_inicio_certificado":"20/02/2009","dt_fim_certificado":"08/01/21","cd_municipio":null,"cd_uf":null}]'::JSONB, TRUE::BOOLEAN, TRUE::BOOLEAN, TRUE::BOOLEAN, NULL::INTEGER, 3::INTEGER)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446530" calcext:value-type="float">
            <text:p>446530</text:p>
          </table:table-cell>
          <table:table-cell office:value-type="string" calcext:value-type="string">
            <text:p>::NUMERIC, 'id_osc'::TEXT, now()::TIMESTAMP, </text:p>
          </table:table-cell>
          <table:table-cell office:value-type="string" calcext:value-type="string">
            <text:p>'[{"cd_certificado":4, "dt_inicio_certificado":"28/12/2005","dt_fim_certificado":"25/01/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16];[.B16];[.C16];[.D16];[.E16])" office:value-type="string" office:string-value="SELECT * FROM portal.atualizar_certificado_osc('MJSP'::TEXT, 446530::NUMERIC, 'id_osc'::TEXT, now()::TIMESTAMP, '[{&quot;cd_certificado&quot;:4, &quot;dt_inicio_certificado&quot;:&quot;28/12/2005&quot;,&quot;dt_fim_certificado&quot;:&quot;25/01/21&quot;,&quot;cd_municipio&quot;:null,&quot;cd_uf&quot;:null}]'::JSONB, TRUE::BOOLEAN, TRUE::BOOLEAN, TRUE::BOOLEAN, NULL::INTEGER, 3::INTEGER);" calcext:value-type="string">
            <text:p>SELECT * FROM portal.atualizar_certificado_osc('MJSP'::TEXT, 446530::NUMERIC, 'id_osc'::TEXT, now()::TIMESTAMP, '[{"cd_certificado":4, "dt_inicio_certificado":"28/12/2005","dt_fim_certificado":"25/01/21","cd_municipio":null,"cd_uf":null}]'::JSONB, TRUE::BOOLEAN, TRUE::BOOLEAN, TRUE::BOOLEAN, NULL::INTEGER, 3::INTEGER)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786652" calcext:value-type="float">
            <text:p>786652</text:p>
          </table:table-cell>
          <table:table-cell office:value-type="string" calcext:value-type="string">
            <text:p>::NUMERIC, 'id_osc'::TEXT, now()::TIMESTAMP, </text:p>
          </table:table-cell>
          <table:table-cell office:value-type="string" calcext:value-type="string">
            <text:p>'[{"cd_certificado":4, "dt_inicio_certificado":"07/12/2010","dt_fim_certificado":"08/01/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17];[.B17];[.C17];[.D17];[.E17])" office:value-type="string" office:string-value="SELECT * FROM portal.atualizar_certificado_osc('MJSP'::TEXT, 786652::NUMERIC, 'id_osc'::TEXT, now()::TIMESTAMP, '[{&quot;cd_certificado&quot;:4, &quot;dt_inicio_certificado&quot;:&quot;07/12/2010&quot;,&quot;dt_fim_certificado&quot;:&quot;08/01/21&quot;,&quot;cd_municipio&quot;:null,&quot;cd_uf&quot;:null}]'::JSONB, TRUE::BOOLEAN, TRUE::BOOLEAN, TRUE::BOOLEAN, NULL::INTEGER, 3::INTEGER);" calcext:value-type="string">
            <text:p>SELECT * FROM portal.atualizar_certificado_osc('MJSP'::TEXT, 786652::NUMERIC, 'id_osc'::TEXT, now()::TIMESTAMP, '[{"cd_certificado":4, "dt_inicio_certificado":"07/12/2010","dt_fim_certificado":"08/01/21","cd_municipio":null,"cd_uf":null}]'::JSONB, TRUE::BOOLEAN, TRUE::BOOLEAN, TRUE::BOOLEAN, NULL::INTEGER, 3::INTEGER)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654069" calcext:value-type="float">
            <text:p>654069</text:p>
          </table:table-cell>
          <table:table-cell office:value-type="string" calcext:value-type="string">
            <text:p>::NUMERIC, 'id_osc'::TEXT, now()::TIMESTAMP, </text:p>
          </table:table-cell>
          <table:table-cell office:value-type="string" calcext:value-type="string">
            <text:p>'[{"cd_certificado":4, "dt_inicio_certificado":"30/11/2004","dt_fim_certificado":"08/01/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18];[.B18];[.C18];[.D18];[.E18])" office:value-type="string" office:string-value="SELECT * FROM portal.atualizar_certificado_osc('MJSP'::TEXT, 654069::NUMERIC, 'id_osc'::TEXT, now()::TIMESTAMP, '[{&quot;cd_certificado&quot;:4, &quot;dt_inicio_certificado&quot;:&quot;30/11/2004&quot;,&quot;dt_fim_certificado&quot;:&quot;08/01/21&quot;,&quot;cd_municipio&quot;:null,&quot;cd_uf&quot;:null}]'::JSONB, TRUE::BOOLEAN, TRUE::BOOLEAN, TRUE::BOOLEAN, NULL::INTEGER, 3::INTEGER);" calcext:value-type="string">
            <text:p>SELECT * FROM portal.atualizar_certificado_osc('MJSP'::TEXT, 654069::NUMERIC, 'id_osc'::TEXT, now()::TIMESTAMP, '[{"cd_certificado":4, "dt_inicio_certificado":"30/11/2004","dt_fim_certificado":"08/01/21","cd_municipio":null,"cd_uf":null}]'::JSONB, TRUE::BOOLEAN, TRUE::BOOLEAN, TRUE::BOOLEAN, NULL::INTEGER, 3::INTEGER)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788819" calcext:value-type="float">
            <text:p>788819</text:p>
          </table:table-cell>
          <table:table-cell office:value-type="string" calcext:value-type="string">
            <text:p>::NUMERIC, 'id_osc'::TEXT, now()::TIMESTAMP, </text:p>
          </table:table-cell>
          <table:table-cell office:value-type="string" calcext:value-type="string">
            <text:p>'[{"cd_certificado":4, "dt_inicio_certificado":"24/01/2011","dt_fim_certificado":"09/12/20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19];[.B19];[.C19];[.D19];[.E19])" office:value-type="string" office:string-value="SELECT * FROM portal.atualizar_certificado_osc('MJSP'::TEXT, 788819::NUMERIC, 'id_osc'::TEXT, now()::TIMESTAMP, '[{&quot;cd_certificado&quot;:4, &quot;dt_inicio_certificado&quot;:&quot;24/01/2011&quot;,&quot;dt_fim_certificado&quot;:&quot;09/12/20&quot;,&quot;cd_municipio&quot;:null,&quot;cd_uf&quot;:null}]'::JSONB, TRUE::BOOLEAN, TRUE::BOOLEAN, TRUE::BOOLEAN, NULL::INTEGER, 3::INTEGER);" calcext:value-type="string">
            <text:p>SELECT * FROM portal.atualizar_certificado_osc('MJSP'::TEXT, 788819::NUMERIC, 'id_osc'::TEXT, now()::TIMESTAMP, '[{"cd_certificado":4, "dt_inicio_certificado":"24/01/2011","dt_fim_certificado":"09/12/20","cd_municipio":null,"cd_uf":null}]'::JSONB, TRUE::BOOLEAN, TRUE::BOOLEAN, TRUE::BOOLEAN, NULL::INTEGER, 3::INTEGER)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782724" calcext:value-type="float">
            <text:p>782724</text:p>
          </table:table-cell>
          <table:table-cell office:value-type="string" calcext:value-type="string">
            <text:p>::NUMERIC, 'id_osc'::TEXT, now()::TIMESTAMP, </text:p>
          </table:table-cell>
          <table:table-cell office:value-type="string" calcext:value-type="string">
            <text:p>'[{"cd_certificado":4, "dt_inicio_certificado":"29/05/2009","dt_fim_certificado":"07/12/20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20];[.B20];[.C20];[.D20];[.E20])" office:value-type="string" office:string-value="SELECT * FROM portal.atualizar_certificado_osc('MJSP'::TEXT, 782724::NUMERIC, 'id_osc'::TEXT, now()::TIMESTAMP, '[{&quot;cd_certificado&quot;:4, &quot;dt_inicio_certificado&quot;:&quot;29/05/2009&quot;,&quot;dt_fim_certificado&quot;:&quot;07/12/20&quot;,&quot;cd_municipio&quot;:null,&quot;cd_uf&quot;:null}]'::JSONB, TRUE::BOOLEAN, TRUE::BOOLEAN, TRUE::BOOLEAN, NULL::INTEGER, 3::INTEGER);" calcext:value-type="string">
            <text:p>SELECT * FROM portal.atualizar_certificado_osc('MJSP'::TEXT, 782724::NUMERIC, 'id_osc'::TEXT, now()::TIMESTAMP, '[{"cd_certificado":4, "dt_inicio_certificado":"29/05/2009","dt_fim_certificado":"07/12/20","cd_municipio":null,"cd_uf":null}]'::JSONB, TRUE::BOOLEAN, TRUE::BOOLEAN, TRUE::BOOLEAN, NULL::INTEGER, 3::INTEGER)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767465" calcext:value-type="float">
            <text:p>767465</text:p>
          </table:table-cell>
          <table:table-cell office:value-type="string" calcext:value-type="string">
            <text:p>::NUMERIC, 'id_osc'::TEXT, now()::TIMESTAMP, </text:p>
          </table:table-cell>
          <table:table-cell office:value-type="string" calcext:value-type="string">
            <text:p>'[{"cd_certificado":4, "dt_inicio_certificado":"09/05/2007","dt_fim_certificado":"08/01/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21];[.B21];[.C21];[.D21];[.E21])" office:value-type="string" office:string-value="SELECT * FROM portal.atualizar_certificado_osc('MJSP'::TEXT, 767465::NUMERIC, 'id_osc'::TEXT, now()::TIMESTAMP, '[{&quot;cd_certificado&quot;:4, &quot;dt_inicio_certificado&quot;:&quot;09/05/2007&quot;,&quot;dt_fim_certificado&quot;:&quot;08/01/21&quot;,&quot;cd_municipio&quot;:null,&quot;cd_uf&quot;:null}]'::JSONB, TRUE::BOOLEAN, TRUE::BOOLEAN, TRUE::BOOLEAN, NULL::INTEGER, 3::INTEGER);" calcext:value-type="string">
            <text:p>SELECT * FROM portal.atualizar_certificado_osc('MJSP'::TEXT, 767465::NUMERIC, 'id_osc'::TEXT, now()::TIMESTAMP, '[{"cd_certificado":4, "dt_inicio_certificado":"09/05/2007","dt_fim_certificado":"08/01/21","cd_municipio":null,"cd_uf":null}]'::JSONB, TRUE::BOOLEAN, TRUE::BOOLEAN, TRUE::BOOLEAN, NULL::INTEGER, 3::INTEGER)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586723" calcext:value-type="float">
            <text:p>586723</text:p>
          </table:table-cell>
          <table:table-cell office:value-type="string" calcext:value-type="string">
            <text:p>::NUMERIC, 'id_osc'::TEXT, now()::TIMESTAMP, </text:p>
          </table:table-cell>
          <table:table-cell office:value-type="string" calcext:value-type="string">
            <text:p>'[{"cd_certificado":4, "dt_inicio_certificado":"09/06/2008","dt_fim_certificado":"08/01/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22];[.B22];[.C22];[.D22];[.E22])" office:value-type="string" office:string-value="SELECT * FROM portal.atualizar_certificado_osc('MJSP'::TEXT, 586723::NUMERIC, 'id_osc'::TEXT, now()::TIMESTAMP, '[{&quot;cd_certificado&quot;:4, &quot;dt_inicio_certificado&quot;:&quot;09/06/2008&quot;,&quot;dt_fim_certificado&quot;:&quot;08/01/21&quot;,&quot;cd_municipio&quot;:null,&quot;cd_uf&quot;:null}]'::JSONB, TRUE::BOOLEAN, TRUE::BOOLEAN, TRUE::BOOLEAN, NULL::INTEGER, 3::INTEGER);" calcext:value-type="string">
            <text:p>SELECT * FROM portal.atualizar_certificado_osc('MJSP'::TEXT, 586723::NUMERIC, 'id_osc'::TEXT, now()::TIMESTAMP, '[{"cd_certificado":4, "dt_inicio_certificado":"09/06/2008","dt_fim_certificado":"08/01/21","cd_municipio":null,"cd_uf":null}]'::JSONB, TRUE::BOOLEAN, TRUE::BOOLEAN, TRUE::BOOLEAN, NULL::INTEGER, 3::INTEGER)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786673" calcext:value-type="float">
            <text:p>786673</text:p>
          </table:table-cell>
          <table:table-cell office:value-type="string" calcext:value-type="string">
            <text:p>::NUMERIC, 'id_osc'::TEXT, now()::TIMESTAMP, </text:p>
          </table:table-cell>
          <table:table-cell office:value-type="string" calcext:value-type="string">
            <text:p>'[{"cd_certificado":4, "dt_inicio_certificado":"18/04/2012","dt_fim_certificado":"08/01/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23];[.B23];[.C23];[.D23];[.E23])" office:value-type="string" office:string-value="SELECT * FROM portal.atualizar_certificado_osc('MJSP'::TEXT, 786673::NUMERIC, 'id_osc'::TEXT, now()::TIMESTAMP, '[{&quot;cd_certificado&quot;:4, &quot;dt_inicio_certificado&quot;:&quot;18/04/2012&quot;,&quot;dt_fim_certificado&quot;:&quot;08/01/21&quot;,&quot;cd_municipio&quot;:null,&quot;cd_uf&quot;:null}]'::JSONB, TRUE::BOOLEAN, TRUE::BOOLEAN, TRUE::BOOLEAN, NULL::INTEGER, 3::INTEGER);" calcext:value-type="string">
            <text:p>SELECT * FROM portal.atualizar_certificado_osc('MJSP'::TEXT, 786673::NUMERIC, 'id_osc'::TEXT, now()::TIMESTAMP, '[{"cd_certificado":4, "dt_inicio_certificado":"18/04/2012","dt_fim_certificado":"08/01/21","cd_municipio":null,"cd_uf":null}]'::JSONB, TRUE::BOOLEAN, TRUE::BOOLEAN, TRUE::BOOLEAN, NULL::INTEGER, 3::INTEGER)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550851" calcext:value-type="float">
            <text:p>550851</text:p>
          </table:table-cell>
          <table:table-cell office:value-type="string" calcext:value-type="string">
            <text:p>::NUMERIC, 'id_osc'::TEXT, now()::TIMESTAMP, </text:p>
          </table:table-cell>
          <table:table-cell office:value-type="string" calcext:value-type="string">
            <text:p>'[{"cd_certificado":4, "dt_inicio_certificado":"30/06/2016","dt_fim_certificado":"30/12/20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24];[.B24];[.C24];[.D24];[.E24])" office:value-type="string" office:string-value="SELECT * FROM portal.atualizar_certificado_osc('MJSP'::TEXT, 550851::NUMERIC, 'id_osc'::TEXT, now()::TIMESTAMP, '[{&quot;cd_certificado&quot;:4, &quot;dt_inicio_certificado&quot;:&quot;30/06/2016&quot;,&quot;dt_fim_certificado&quot;:&quot;30/12/20&quot;,&quot;cd_municipio&quot;:null,&quot;cd_uf&quot;:null}]'::JSONB, TRUE::BOOLEAN, TRUE::BOOLEAN, TRUE::BOOLEAN, NULL::INTEGER, 3::INTEGER);" calcext:value-type="string">
            <text:p>SELECT * FROM portal.atualizar_certificado_osc('MJSP'::TEXT, 550851::NUMERIC, 'id_osc'::TEXT, now()::TIMESTAMP, '[{"cd_certificado":4, "dt_inicio_certificado":"30/06/2016","dt_fim_certificado":"30/12/20","cd_municipio":null,"cd_uf":null}]'::JSONB, TRUE::BOOLEAN, TRUE::BOOLEAN, TRUE::BOOLEAN, NULL::INTEGER, 3::INTEGER)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615229" calcext:value-type="float">
            <text:p>615229</text:p>
          </table:table-cell>
          <table:table-cell office:value-type="string" calcext:value-type="string">
            <text:p>::NUMERIC, 'id_osc'::TEXT, now()::TIMESTAMP, </text:p>
          </table:table-cell>
          <table:table-cell office:value-type="string" calcext:value-type="string">
            <text:p>'[{"cd_certificado":4, "dt_inicio_certificado":"26/04/2013","dt_fim_certificado":"08/01/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25];[.B25];[.C25];[.D25];[.E25])" office:value-type="string" office:string-value="SELECT * FROM portal.atualizar_certificado_osc('MJSP'::TEXT, 615229::NUMERIC, 'id_osc'::TEXT, now()::TIMESTAMP, '[{&quot;cd_certificado&quot;:4, &quot;dt_inicio_certificado&quot;:&quot;26/04/2013&quot;,&quot;dt_fim_certificado&quot;:&quot;08/01/21&quot;,&quot;cd_municipio&quot;:null,&quot;cd_uf&quot;:null}]'::JSONB, TRUE::BOOLEAN, TRUE::BOOLEAN, TRUE::BOOLEAN, NULL::INTEGER, 3::INTEGER);" calcext:value-type="string">
            <text:p>SELECT * FROM portal.atualizar_certificado_osc('MJSP'::TEXT, 615229::NUMERIC, 'id_osc'::TEXT, now()::TIMESTAMP, '[{"cd_certificado":4, "dt_inicio_certificado":"26/04/2013","dt_fim_certificado":"08/01/21","cd_municipio":null,"cd_uf":null}]'::JSONB, TRUE::BOOLEAN, TRUE::BOOLEAN, TRUE::BOOLEAN, NULL::INTEGER, 3::INTEGER)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639278" calcext:value-type="float">
            <text:p>639278</text:p>
          </table:table-cell>
          <table:table-cell office:value-type="string" calcext:value-type="string">
            <text:p>::NUMERIC, 'id_osc'::TEXT, now()::TIMESTAMP, </text:p>
          </table:table-cell>
          <table:table-cell office:value-type="string" calcext:value-type="string">
            <text:p>'[{"cd_certificado":4, "dt_inicio_certificado":"18/11/2014","dt_fim_certificado":"25/01/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26];[.B26];[.C26];[.D26];[.E26])" office:value-type="string" office:string-value="SELECT * FROM portal.atualizar_certificado_osc('MJSP'::TEXT, 639278::NUMERIC, 'id_osc'::TEXT, now()::TIMESTAMP, '[{&quot;cd_certificado&quot;:4, &quot;dt_inicio_certificado&quot;:&quot;18/11/2014&quot;,&quot;dt_fim_certificado&quot;:&quot;25/01/21&quot;,&quot;cd_municipio&quot;:null,&quot;cd_uf&quot;:null}]'::JSONB, TRUE::BOOLEAN, TRUE::BOOLEAN, TRUE::BOOLEAN, NULL::INTEGER, 3::INTEGER);" calcext:value-type="string">
            <text:p>SELECT * FROM portal.atualizar_certificado_osc('MJSP'::TEXT, 639278::NUMERIC, 'id_osc'::TEXT, now()::TIMESTAMP, '[{"cd_certificado":4, "dt_inicio_certificado":"18/11/2014","dt_fim_certificado":"25/01/21","cd_municipio":null,"cd_uf":null}]'::JSONB, TRUE::BOOLEAN, TRUE::BOOLEAN, TRUE::BOOLEAN, NULL::INTEGER, 3::INTEGER)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* FROM portal.atualizar_certificado_osc('MJSP'::TEXT, </text:p>
          </table:table-cell>
          <table:table-cell table:style-name="Default" office:value-type="float" office:value="786979" calcext:value-type="float">
            <text:p>786979</text:p>
          </table:table-cell>
          <table:table-cell office:value-type="string" calcext:value-type="string">
            <text:p>::NUMERIC, 'id_osc'::TEXT, now()::TIMESTAMP, </text:p>
          </table:table-cell>
          <table:table-cell office:value-type="string" calcext:value-type="string">
            <text:p>'[{"cd_certificado":4, "dt_inicio_certificado":"31/10/2008","dt_fim_certificado":"08/01/21","cd_municipio":null,"cd_uf":null}]'</text:p>
          </table:table-cell>
          <table:table-cell office:value-type="string" calcext:value-type="string">
            <text:p>::JSONB, TRUE::BOOLEAN, TRUE::BOOLEAN, TRUE::BOOLEAN, NULL::INTEGER, 3::INTEGER);</text:p>
          </table:table-cell>
          <table:table-cell table:style-name="ce6" table:formula="of:=COM.MICROSOFT.CONCAT([.A27];[.B27];[.C27];[.D27];[.E27])" office:value-type="string" office:string-value="SELECT * FROM portal.atualizar_certificado_osc('MJSP'::TEXT, 786979::NUMERIC, 'id_osc'::TEXT, now()::TIMESTAMP, '[{&quot;cd_certificado&quot;:4, &quot;dt_inicio_certificado&quot;:&quot;31/10/2008&quot;,&quot;dt_fim_certificado&quot;:&quot;08/01/21&quot;,&quot;cd_municipio&quot;:null,&quot;cd_uf&quot;:null}]'::JSONB, TRUE::BOOLEAN, TRUE::BOOLEAN, TRUE::BOOLEAN, NULL::INTEGER, 3::INTEGER);" calcext:value-type="string">
            <text:p>SELECT * FROM portal.atualizar_certificado_osc('MJSP'::TEXT, 786979::NUMERIC, 'id_osc'::TEXT, now()::TIMESTAMP, '[{"cd_certificado":4, "dt_inicio_certificado":"31/10/2008","dt_fim_certificado":"08/01/21","cd_municipio":null,"cd_uf":null}]'::JSONB, TRUE::BOOLEAN, TRUE::BOOLEAN, TRUE::BOOLEAN, NULL::INTEGER, 3::INTEGER);</text:p>
          </table:table-cell>
          <table:table-cell table:number-columns-repeated="1018"/>
        </table:table-row>
        <table:table-row table:style-name="ro1" table:number-rows-repeated="167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3:10:22.3276501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5:48:16</meta:creation-date>
    <dc:language>pt-BR</dc:language>
    <dc:date>2021-05-12T13:56:47.658454201</dc:date>
    <meta:editing-cycles>5</meta:editing-cycles>
    <meta:editing-duration>PT2H45M58S</meta:editing-duration>
    <meta:generator>LibreOffice/6.0.7.3$Linux_X86_64 LibreOffice_project/00m0$Build-3</meta:generator>
    <meta:document-statistic meta:table-count="1" meta:cell-count="162" meta:object-count="0"/>
  </office:meta>
</office:document-meta>
</file>